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afa9" officeooo:paragraph-rsid="0008afa9"/>
    </style:style>
    <style:style style:name="P2" style:family="paragraph" style:parent-style-name="Standard">
      <style:paragraph-properties fo:text-align="center" style:justify-single-word="false"/>
      <style:text-properties officeooo:rsid="0008afa9" officeooo:paragraph-rsid="000eb4b7"/>
    </style:style>
    <style:style style:name="P3" style:family="paragraph" style:parent-style-name="Standard">
      <style:text-properties officeooo:rsid="000aaee5" officeooo:paragraph-rsid="000aaee5"/>
    </style:style>
    <style:style style:name="P4" style:family="paragraph" style:parent-style-name="Standard">
      <style:text-properties officeooo:rsid="000af49a" officeooo:paragraph-rsid="000af49a"/>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09fd" officeooo:paragraph-rsid="000e09f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b4b7" officeooo:paragraph-rsid="000eb4b7"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e09fd" officeooo:paragraph-rsid="000e09f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0e09fd" officeooo:paragraph-rsid="000e09fd" style:font-size-asian="10.5pt" style:font-weight-asian="normal" style:font-size-complex="12pt" style:font-weight-complex="normal"/>
    </style:style>
    <style:style style:name="P9" style:family="paragraph" style:parent-style-name="Standard">
      <style:text-properties officeooo:rsid="00113e2e" officeooo:paragraph-rsid="00113e2e"/>
    </style:style>
    <style:style style:name="P10" style:family="paragraph" style:parent-style-name="Standard">
      <style:paragraph-properties fo:text-align="center" style:justify-single-word="false"/>
      <style:text-properties fo:font-size="12pt" style:text-underline-style="none" fo:font-weight="normal" officeooo:rsid="000e09fd" officeooo:paragraph-rsid="000e09f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eb4b7" officeooo:paragraph-rsid="000eb4b7" style:font-size-asian="10.5pt" style:font-weight-asian="normal" style:font-size-complex="12pt" style:font-weight-complex="normal"/>
    </style:style>
    <style:style style:name="P12" style:family="paragraph" style:parent-style-name="Standard" style:list-style-name="L1">
      <style:text-properties officeooo:rsid="000af49a" officeooo:paragraph-rsid="000af49a"/>
    </style:style>
    <style:style style:name="P13" style:family="paragraph" style:parent-style-name="Standard">
      <style:text-properties officeooo:rsid="000af49a" officeooo:paragraph-rsid="000af49a"/>
    </style:style>
    <style:style style:name="P14" style:family="paragraph" style:parent-style-name="Standard">
      <style:text-properties officeooo:rsid="001201c3" officeooo:paragraph-rsid="001201c3"/>
    </style:style>
    <style:style style:name="P15" style:family="paragraph" style:parent-style-name="Standard">
      <style:text-properties officeooo:rsid="001354cc" officeooo:paragraph-rsid="001354cc"/>
    </style:style>
    <style:style style:name="P16" style:family="paragraph">
      <style:paragraph-properties fo:text-align="center"/>
    </style:style>
    <style:style style:name="P17" style:family="paragraph">
      <loext:graphic-properties draw:fill="none" draw:fill-color="#ffffff"/>
      <style:paragraph-properties style:writing-mode="lr-tb"/>
    </style:style>
    <style:style style:name="P18" style:family="paragraph">
      <style:paragraph-properties fo:text-align="center" style:writing-mode="lr-tb"/>
      <style:text-properties fo:font-size="12pt"/>
    </style:style>
    <style:style style:name="P19" style:family="paragraph">
      <style:paragraph-properties fo:text-align="center" style:writing-mode="lr-tb"/>
    </style:style>
    <style:style style:name="T1" style:family="text">
      <style:text-properties officeooo:rsid="000aaee5"/>
    </style:style>
    <style:style style:name="T2"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926cm" fo:min-width="0.3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1.168cm" fo:min-width="2.2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857cm" fo:min-width="1.9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773cm" fo:min-width="1.7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868cm" fo:min-width="1.7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917cm" fo:min-width="1.8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924cm" fo:min-width="2.1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ENERAL</text:p>
      <text:p text:style-name="P7"/>
      <text:p text:style-name="P8">1) I had heard about Avishkar in first year itself i always wanted to be part of cfi team and avishkar was the one i was most interested in. But during the second year recruitment was late and as i already committed to three other POR’s i couldnt apply for the team. So this year i really wanted to be a part of it. I wanted to be part of an innovative project. I realised that my skills are best suited to this module. I am good at coding and have adequate experience. I am also familiar with full stack web development(React and Nodejs) So it will be a plus.</text:p>
      <text:p text:style-name="P8"/>
      <text:p text:style-name="P8">2) I havent worked on such projects yet. But i have worked on many web applications and a cfi python content similarity detection project last year.</text:p>
      <text:p text:style-name="P8"/>
      <text:p text:style-name="P8">3)I dont have any other POR or commitments this year. So apart from course works i am free to work on the project the rest of the time.</text:p>
      <text:p text:style-name="P8"/>
      <text:p text:style-name="P8"/>
      <text:p text:style-name="P5">ELECTRICAL</text:p>
      <text:p text:style-name="P10"/>
      <text:p text:style-name="P11">1) At ideal conditions at the moment switch is turned on the circuit is short circuited as capacitors are uncharged at t=0. As time passes current reduces and at t=infinity capacitors are charged and current becomes zero.</text:p>
      <text:p text:style-name="P11"/>
      <text:p text:style-name="P11">2) A) Volatage will be zero as voltmeter is across Inductor and there is no current.V=0</text:p>
      <text:p text:style-name="P11"><text:s text:c="4"/>B) When switch is on a potential difference is created as change in current is resisted by inductor. <text:s text:c="9"/><text:tab/>By kirchoffs law Voltage become V(Cell resistance).</text:p>
      <text:p text:style-name="P11"><text:s text:c="4"/>C)If inductor has zero resistance the circuit will short and V=0. (But if there is small resistance <text:s/><text:tab/>for inductor there will be small potential difference).</text:p>
      <text:p text:style-name="P1"/>
      <text:p text:style-name="P1"/>
      <text:p text:style-name="P6">EMBEDDED</text:p>
      <text:p text:style-name="P2"/>
      <text:p text:style-name="P1">1) It is a cluster of software and hardware used to measure,detect and control the physical characteristics of a real world <text:span text:style-name="T1">conditions/surroundings, and converting the resulting sampes into numeric values that can be manipulated by a computer. It can consists sensors,actuators,signal conditioning hardware and a computer running the software.</text:span></text:p>
      <text:p text:style-name="P1"/>
      <text:p text:style-name="P3">Accelerometer sensors:used to measure the physical or measurable acceleration experienced by an object due to inertial forces and converts the mechanical motion into an electrical output</text:p>
      <text:p text:style-name="P3">Gyroscope sensors: used to measure the angular rate or angular velocity </text:p>
      <text:p text:style-name="P3">Temperature Sensors: To analyse the temperature of various components inside the pod</text:p>
      <text:p text:style-name="P3">IR Sensors: Used for communication and detection</text:p>
      <text:p text:style-name="P3">Level sensor: For calibration purposes (if required)</text:p>
      <text:p text:style-name="P3"/>
      <text:p text:style-name="P3">We can use filterig algorithms like averaging,running average and exponential filter</text:p>
      <text:p text:style-name="P3">Averaging: easy to implement and understand.</text:p>
      <text:p text:style-name="P3">Running average: can use a lot of memory; usually not a good choice for an Arduino sketch.</text:p>
      <text:p text:style-name="P3">Exponential filter: easy to change the amount of filtering using a weight; doesn’t need much memory; easy to implement with our Arduino filter library.</text:p>
      <text:p text:style-name="P3"/>
      <text:p text:style-name="P4">2)</text:p>
      <text:list xml:id="list3579608957" text:style-name="L1">
        <text:list-item>
          <text:p text:style-name="P12">Can use an arduino to detect speed with a pair of IR proximity sensors</text:p>
        </text:list-item>
        <text:list-item>
          <text:p text:style-name="P12"><text:soft-page-break/>Also arduino along with LM393 sensor can be used to detect speed and distance of the pod</text:p>
        </text:list-item>
        <text:list-item>
          <text:p text:style-name="P12">Ultrasonic sensors are also feasible</text:p>
        </text:list-item>
        <text:list-item>
          <text:p text:style-name="P12">LED time-of-flight sensors, LIDAR etc are also used ( for long range)</text:p>
        </text:list-item>
      </text:list>
      <text:p text:style-name="P4"/>
      <text:p text:style-name="P15"><text:tab/>We can set up markers infront and end of each process message from the pod thus we can keep track if the message is full recovered or not. Inclusion of process id with each process could also help in managing the queue of process correctly.</text:p>
      <text:p text:style-name="P15"/>
      <text:p text:style-name="P9"><draw:custom-shape text:anchor-type="paragraph" draw:z-index="0" draw:name="Shape1" draw:style-name="gr10" draw:text-style-name="P19" svg:width="4.282cm" svg:height="1.848cm" svg:x="4.868cm" svg:y="0.344cm"><text:p text:style-name="P19">Start</text:p><draw:enhanced-geometry svg:viewBox="0 0 21600 21600" draw:glue-points="10800 0 0 10800 10800 21600 21600 10800" draw:text-areas="5400 5400 16200 16200" draw:type="flowchart-decision" draw:enhanced-path="M 0 10800 L 10800 0 21600 10800 10800 21600 0 10800 Z N"/></draw:custom-shape>5)</text:p>
      <text:p text:style-name="P9"/>
      <text:p text:style-name="P4"><draw:custom-shape text:anchor-type="paragraph" draw:z-index="1" draw:name="Shape1_0" draw:style-name="gr9" draw:text-style-name="P18" svg:width="3.775cm" svg:height="1.835cm" svg:x="5.085cm" svg:y="2.875cm"><text:p text:style-name="P18"><text:span text:style-name="T2">Card is Inserted</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2" draw:name="Shape1_1" draw:style-name="gr8" draw:text-style-name="P19" svg:width="3.488cm" svg:height="1.733cm" svg:x="12.229cm" svg:y="0.64cm"><text:p text:style-name="P19">Error and Exit</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 draw:name="Shape1_2" draw:style-name="gr7" draw:text-style-name="P19" svg:width="3.513cm" svg:height="1.542cm" svg:x="5.302cm" svg:y="6.316cm"><text:p text:style-name="P19">Pin is Entered</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4" draw:name="Shape1_3" draw:style-name="gr6" draw:text-style-name="P19" svg:width="3.97cm" svg:height="1.712cm" svg:x="5.156cm" svg:y="9.47cm"><text:p text:style-name="P19">Amount is give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5" draw:name="Shape1_4" draw:style-name="gr5" draw:text-style-name="P18" svg:width="4.502cm" svg:height="2.336cm" svg:x="4.965cm" svg:y="12.938cm"><text:p text:style-name="P18"><text:span text:style-name="T2">Request is Processed</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6" draw:name="Shape2" draw:style-name="gr4" svg:width="0.747cm" svg:height="1.059cm" svg:x="6.622cm" svg:y="1.5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2_0" draw:style-name="gr4" svg:width="0.747cm" svg:height="1.059cm" svg:x="6.622cm" svg:y="5.0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2_1" draw:style-name="gr4" svg:width="0.747cm" svg:height="1.059cm" svg:x="6.743cm" svg:y="8.10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2_2" draw:style-name="gr4" svg:width="0.747cm" svg:height="1.059cm" svg:x="6.814cm" svg:y="11.494cm"><text:p/><draw:enhanced-geometry svg:viewBox="0 0 21600 21600" draw:mirror-vertical="false" draw:mirror-horizont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0" draw:name="Shape3" draw:style-name="gr3" draw:text-style-name="P16" svg:x1="14.032cm" svg:y1="2.715cm" svg:x2="14.177cm" svg:y2="14.044cm"><text:p/></draw:line><draw:line text:anchor-type="paragraph" draw:z-index="11" draw:name="Shape4" draw:style-name="gr3" draw:text-style-name="P16" svg:x1="9.102cm" svg:y1="3.773cm" svg:x2="14.032cm" svg:y2="3.725cm"><text:p/></draw:line><draw:line text:anchor-type="paragraph" draw:z-index="12" draw:name="Shape5" draw:style-name="gr3" draw:text-style-name="P16" svg:x1="9.029cm" svg:y1="7.118cm" svg:x2="14.031cm" svg:y2="6.973cm"><text:p/></draw:line><draw:line text:anchor-type="paragraph" draw:z-index="13" draw:name="Shape6" draw:style-name="gr3" draw:text-style-name="P16" svg:x1="9.414cm" svg:y1="10.387cm" svg:x2="14.177cm" svg:y2="10.315cm"><text:p/></draw:line><draw:line text:anchor-type="paragraph" draw:z-index="14" draw:name="Shape7" draw:style-name="gr3" draw:text-style-name="P16" svg:x1="9.798cm" svg:y1="14.116cm" svg:x2="14.176cm" svg:y2="14.044cm"><text:p/></draw:line><draw:frame text:anchor-type="paragraph" draw:z-index="15" draw:name="Shape8" draw:style-name="gr1" draw:text-style-name="P17" svg:width="4.571cm" svg:height="0.65cm" svg:x="9.125cm" svg:y="3.124cm"><draw:text-box><text:p text:style-name="P16">Card is not in database</text:p></draw:text-box></draw:frame><draw:frame text:anchor-type="paragraph" draw:z-index="16" draw:name="Shape8_0" draw:style-name="gr1" draw:text-style-name="P17" svg:width="4.571cm" svg:height="0.65cm" svg:x="9.148cm" svg:y="6.468cm"><draw:text-box><text:p text:style-name="P16">Pin does not match</text:p></draw:text-box></draw:frame><draw:frame text:anchor-type="paragraph" draw:z-index="17" draw:name="Shape8_1" draw:style-name="gr2" draw:text-style-name="P17" svg:width="4.571cm" svg:height="0.976cm" svg:x="9.414cm" svg:y="9.412cm"><draw:text-box><text:p text:style-name="P16">ATM or account doesnt have enough money</text:p></draw:text-box></draw:frame><draw:frame text:anchor-type="paragraph" draw:z-index="18" draw:name="Shape8_2" draw:style-name="gr1" draw:text-style-name="P17" svg:width="4.571cm" svg:height="0.65cm" svg:x="9.606cm" svg:y="13.395cm"><draw:text-box><text:p text:style-name="P16">Error from the server sid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Code : <text:a xlink:type="simple" xlink:href="https://github.com/hadi-pv/avishkar_recruit/blob/master/atm.py" text:style-name="Internet_20_link" text:visited-style-name="Visited_20_Internet_20_Link">https://github.com/hadi-pv/avishkar_recruit/blob/master/atm.py</text:a></text:p>
      <text:p text:style-name="P14"/>
      <text:p text:style-name="P15">6)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3T19:23:20.282735521</meta:creation-date>
    <dc:date>2021-09-05T11:48:14.635012370</dc:date>
    <meta:editing-duration>PT26M4S</meta:editing-duration>
    <meta:editing-cycles>5</meta:editing-cycles>
    <meta:generator>LibreOffice/6.4.7.2$Linux_X86_64 LibreOffice_project/40$Build-2</meta:generator>
    <meta:document-statistic meta:table-count="0" meta:image-count="0" meta:object-count="0" meta:page-count="2" meta:paragraph-count="29" meta:word-count="544" meta:character-count="3246" meta:non-whitespace-character-count="2713"/>
  </office:meta>
</office:document-meta>
</file>